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pt"/>
    </style:style>
    <style:style style:name="co2" style:family="table-column">
      <style:table-column-properties fo:break-before="auto" style:column-width="164.24pt"/>
    </style:style>
    <style:style style:name="co3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47.25pt"/>
    </style:style>
    <style:style style:name="ro1" style:family="table-row">
      <style:table-row-properties style:row-height="29.9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wrap-option="wrap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wrap-option="wrap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Hotel</text:p>
          </table:table-cell>
          <table:table-cell table:style-name="ce1" office:value-type="string" calcext:value-type="string">
            <text:p>Website</text:p>
          </table:table-cell>
          <table:table-cell table:style-name="ce6" office:value-type="string" calcext:value-type="string">
            <text:p>price (single room/night)</text:p>
          </table:table-cell>
          <table:table-cell table:style-name="ce6" office:value-type="string" calcext:value-type="string">
            <text:p>price (double rooms for single use/night)</text:p>
          </table:table-cell>
          <table:table-cell table:style-name="ce6" office:value-type="string" calcext:value-type="string">
            <text:p>price (double rooms/night)</text:p>
          </table:table-cell>
          <table:table-cell table:style-name="ce8" table:number-columns-repeated="1016"/>
          <table:table-cell table:number-columns-repeated="3"/>
        </table:table-row>
        <table:table-row table:style-name="ro2">
          <table:table-cell table:style-name="ce2" office:value-type="string" calcext:value-type="string">
            <text:p>Hotel City Lugano</text:p>
          </table:table-cell>
          <table:table-cell table:style-name="ce5" office:value-type="string" calcext:value-type="string">
            <text:p><text:a xlink:href="http://www.hotelcitylugano.ch/" xlink:type="simple">www.hotelcitylugano.ch</text:a></text:p>
          </table:table-cell>
          <table:table-cell table:style-name="ce7" office:value-type="currency" office:currency="fr." office:value="145" calcext:value-type="currency">
            <text:p>fr. 145.00 </text:p>
          </table:table-cell>
          <table:table-cell table:style-name="ce7" office:value-type="currency" office:currency="fr." office:value="160" calcext:value-type="currency">
            <text:p>fr. 160.00 </text:p>
          </table:table-cell>
          <table:table-cell table:style-name="ce7" office:value-type="currency" office:currency="fr." office:value="195" calcext:value-type="currency">
            <text:p>fr. 195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De la Paix</text:p>
          </table:table-cell>
          <table:table-cell table:style-name="ce5" office:value-type="string" calcext:value-type="string">
            <text:p><text:a xlink:href="http://www.delapaix.ch/" xlink:type="simple">www.delapaix.ch</text:a></text:p>
          </table:table-cell>
          <table:table-cell table:style-name="ce7" office:value-type="currency" office:currency="fr." office:value="145" calcext:value-type="currency">
            <text:p>fr. 145.00 </text:p>
          </table:table-cell>
          <table:table-cell table:style-name="ce7" office:value-type="currency" office:currency="fr." office:value="150" calcext:value-type="currency">
            <text:p>fr. 150.00 </text:p>
          </table:table-cell>
          <table:table-cell table:style-name="ce7" office:value-type="currency" office:currency="fr." office:value="200" calcext:value-type="currency">
            <text:p>fr. 200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tinental Parkhotel</text:p>
          </table:table-cell>
          <table:table-cell table:style-name="ce5" office:value-type="string" calcext:value-type="string">
            <text:p><text:a xlink:href="http://www.continentalparkhotel.com/" xlink:type="simple">www.continentalparkhotel.com</text:a>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Hotel Delfino</text:p>
          </table:table-cell>
          <table:table-cell table:style-name="ce5" office:value-type="string" calcext:value-type="string">
            <text:p><text:a xlink:href="http://www.delfinolugano.ch/" xlink:type="simple">www.delfinolugano.ch</text:a></text:p>
          </table:table-cell>
          <table:table-cell table:style-name="ce7"/>
          <table:table-cell table:style-name="ce7" office:value-type="currency" office:currency="fr." office:value="120" calcext:value-type="currency">
            <text:p>fr. 120.00 </text:p>
          </table:table-cell>
          <table:table-cell table:style-name="ce7" office:value-type="currency" office:currency="fr." office:value="140" calcext:value-type="currency">
            <text:p>fr. 140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Colorado</text:p>
          </table:table-cell>
          <table:table-cell table:style-name="ce5" office:value-type="string" calcext:value-type="string">
            <text:p><text:a xlink:href="http://www.colorado.ch/" xlink:type="simple">www.colorado.ch</text:a></text:p>
          </table:table-cell>
          <table:table-cell table:style-name="ce7" office:value-type="currency" office:currency="fr." office:value="90" calcext:value-type="currency">
            <text:p>fr. 90.00 </text:p>
          </table:table-cell>
          <table:table-cell table:style-name="ce7" office:value-type="currency" office:currency="fr." office:value="120" calcext:value-type="currency">
            <text:p>fr. 120.00 </text:p>
          </table:table-cell>
          <table:table-cell table:style-name="ce7" office:value-type="currency" office:currency="fr." office:value="140" calcext:value-type="currency">
            <text:p>fr. 140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Dischma</text:p>
          </table:table-cell>
          <table:table-cell table:style-name="ce5" office:value-type="string" calcext:value-type="string">
            <text:p><text:a xlink:href="http://www.hotel-dischma.ch/" xlink:type="simple">www.hotel-dischma.ch</text:a></text:p>
          </table:table-cell>
          <table:table-cell table:style-name="ce7" office:value-type="currency" office:currency="fr." office:value="80" calcext:value-type="currency">
            <text:p>fr. 80.00 </text:p>
          </table:table-cell>
          <table:table-cell table:style-name="ce7" office:value-type="currency" office:currency="fr." office:value="100" calcext:value-type="currency">
            <text:p>fr. 100.00 </text:p>
          </table:table-cell>
          <table:table-cell table:style-name="ce7" office:value-type="currency" office:currency="fr." office:value="130" calcext:value-type="currency">
            <text:p>fr. 130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Walter au Lac</text:p>
          </table:table-cell>
          <table:table-cell table:style-name="ce5" office:value-type="string" calcext:value-type="string">
            <text:p><text:a xlink:href="http://www.walteraulac.ch/" xlink:type="simple">www.walteraulac.ch</text:a></text:p>
          </table:table-cell>
          <table:table-cell table:style-name="ce7" office:value-type="currency" office:currency="fr." office:value="133" calcext:value-type="currency">
            <text:p>fr. 133.00 </text:p>
          </table:table-cell>
          <table:table-cell table:style-name="ce7" office:value-type="currency" office:currency="fr." office:value="163" calcext:value-type="currency">
            <text:p>fr. 163.00 </text:p>
          </table:table-cell>
          <table:table-cell table:style-name="ce7" office:value-type="currency" office:currency="fr." office:value="193" calcext:value-type="currency">
            <text:p>fr. 193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Zurigo</text:p>
          </table:table-cell>
          <table:table-cell table:style-name="ce5" office:value-type="string" calcext:value-type="string">
            <text:p><text:a xlink:href="http://www.hotelzurigo.ch/" xlink:type="simple">www.hotelzurigo.ch</text:a></text:p>
          </table:table-cell>
          <table:table-cell table:style-name="ce7" office:value-type="currency" office:currency="fr." office:value="100" calcext:value-type="currency">
            <text:p>fr. 100.00 </text:p>
          </table:table-cell>
          <table:table-cell table:style-name="ce7" office:value-type="currency" office:currency="fr." office:value="120" calcext:value-type="currency">
            <text:p>fr. 120.00 </text:p>
          </table:table-cell>
          <table:table-cell table:style-name="ce7" office:value-type="currency" office:currency="fr." office:value="160" calcext:value-type="currency">
            <text:p>fr. 160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Ibis</text:p>
          </table:table-cell>
          <table:table-cell table:style-name="ce5" office:value-type="string" calcext:value-type="string">
            <text:p><text:a xlink:href="http://www.ibishotel.com/" xlink:type="simple">www.ibishotel.com</text:a></text:p>
          </table:table-cell>
          <table:table-cell table:style-name="ce7"/>
          <table:table-cell table:style-name="ce7" office:value-type="currency" office:currency="fr." office:value="116" calcext:value-type="currency">
            <text:p>fr. 116.00 </text:p>
          </table:table-cell>
          <table:table-cell table:style-name="ce7" office:value-type="currency" office:currency="fr." office:value="136" calcext:value-type="currency">
            <text:p>fr. 136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Ibis Budget Lugano Paradiso</text:p>
          </table:table-cell>
          <table:table-cell table:style-name="ce5" office:value-type="string" calcext:value-type="string">
            <text:p><text:a xlink:href="http://www.ibisbudget.com/" xlink:type="simple">www.ibisbudget.com</text:a></text:p>
          </table:table-cell>
          <table:table-cell table:style-name="ce7"/>
          <table:table-cell table:style-name="ce7" office:value-type="currency" office:currency="fr." office:value="90" calcext:value-type="currency">
            <text:p>fr. 90.00 </text:p>
          </table:table-cell>
          <table:table-cell table:style-name="ce7" office:value-type="currency" office:currency="fr." office:value="101" calcext:value-type="currency">
            <text:p>fr. 101.00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tel Pestalozzi Lugano</text:p>
          </table:table-cell>
          <table:table-cell table:style-name="ce5" office:value-type="string" calcext:value-type="string">
            <text:p><text:a xlink:href="http://www.pestalozzi-lugano.ch/" xlink:type="simple">www.pestalozzi-lugano.ch</text:a></text:p>
          </table:table-cell>
          <table:table-cell table:style-name="ce7" table:number-columns-repeated="3"/>
          <table:table-cell table:number-columns-repeated="1019"/>
        </table:table-row>
        <table:table-row table:style-name="ro2" table:number-rows-repeated="4">
          <table:table-cell table:style-name="ce3" table:number-columns-repeated="5"/>
          <table:table-cell table:number-columns-repeated="1019"/>
        </table:table-row>
        <table:table-row table:style-name="ro2" table:number-rows-repeated="3">
          <table:table-cell table:style-name="ce4" table:number-columns-repeated="5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9P0" style:volatile="true">
      <number:currency-symbol number:language="it" number:country="CH">fr.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 number:language="it" number:country="CH">fr.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9P2" style:volatile="true">
      <number:currency-symbol number:language="it" number:country="CH">fr.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6:27:42.010891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 DS. Stageur 1</meta:initial-creator>
    <meta:creation-date>2016-02-03T10:57:52</meta:creation-date>
    <dc:date>2017-09-12T16:30:08.508206422</dc:date>
    <meta:generator>LibreOffice/5.1.6.2$Linux_X86_64 LibreOffice_project/10m0$Build-2</meta:generator>
    <meta:editing-duration>PT12M5S</meta:editing-duration>
    <meta:editing-cycles>4</meta:editing-cycles>
    <meta:document-statistic meta:table-count="1" meta:cell-count="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